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1">
      <style:graphic-properties draw:stroke="none" draw:fill-color="#ffffff" draw:textarea-vertical-align="middle"/>
    </style:style>
    <style:style style:name="gr2" style:family="graphic" style:parent-style-name="Default_5f_1">
      <style:graphic-properties svg:stroke-width="0.01cm" svg:stroke-color="#000000" draw:marker-start-width="0.25cm" draw:marker-end-width="0.25cm" draw:textarea-vertical-align="middle" fo:padding-top="0.13cm" fo:padding-bottom="0.13cm" fo:padding-left="0.255cm" fo:padding-right="0.255cm"/>
      <style:paragraph-properties style:writing-mode="lr-tb"/>
    </style:style>
    <style:style style:name="gr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59cm" fo:min-width="1.45cm"/>
      <style:paragraph-properties style:writing-mode="lr-tb"/>
    </style:style>
    <style:style style:name="gr4" style:family="graphic" style:parent-style-name="Default_5f_1">
      <style:graphic-properties svg:stroke-width="0.01cm" draw:marker-start-width="0.23cm" draw:marker-end-width="0.23cm" draw:fill="none" draw:textarea-vertical-align="middle" fo:padding-top="0.13cm" fo:padding-bottom="0.13cm" fo:padding-left="0.255cm" fo:padding-right="0.255cm"/>
    </style:style>
    <style:style style:name="gr5" style:family="graphic" style:parent-style-name="Object_20_without_20_fill_5f_1">
      <style:graphic-properties svg:stroke-width="0.01cm" draw:marker-start-width="0.235cm" draw:marker-end="Arrow" draw:marker-end-width="0.2cm" draw:fill="none" draw:textarea-vertical-align="middle" fo:padding-top="0.13cm" fo:padding-bottom="0.13cm" fo:padding-left="0.255cm" fo:padding-right="0.255cm"/>
    </style:style>
    <style:style style:name="gr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59cm" fo:min-width="1.983cm"/>
      <style:paragraph-properties style:writing-mode="lr-tb"/>
    </style:style>
    <style:style style:name="gr7" style:family="graphic" style:parent-style-name="Object_20_without_20_fill_5f_1">
      <style:graphic-properties svg:stroke-width="0.01cm" draw:marker-start="Arrow" draw:marker-start-width="0.2cm" draw:marker-end="" draw:marker-end-width="0.2cm" draw:fill="none" draw:textarea-vertical-align="middle" fo:padding-top="0.13cm" fo:padding-bottom="0.13cm" fo:padding-left="0.255cm" fo:padding-right="0.255cm"/>
    </style:style>
    <style:style style:name="gr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438cm" fo:min-width="1.615cm"/>
      <style:paragraph-properties style:writing-mode="lr-tb"/>
    </style:style>
    <style:style style:name="gr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59cm" fo:min-width="0.997cm"/>
      <style:paragraph-properties style:writing-mode="lr-tb"/>
    </style:style>
    <style:style style:name="gr10" style:family="graphic" style:parent-style-name="Object_20_without_20_fill_5f_1">
      <style:graphic-properties draw:stroke="dash" draw:stroke-dash="Ultrafine_20_Dashed" svg:stroke-width="0.01cm" draw:marker-start="Arrow" draw:marker-start-width="0.2cm" draw:marker-end="" draw:marker-end-width="0.2cm" draw:fill="none" draw:textarea-vertical-align="middle" fo:padding-top="0.13cm" fo:padding-bottom="0.13cm" fo:padding-left="0.255cm" fo:padding-right="0.255cm"/>
    </style:style>
    <style:style style:name="gr1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48cm" fo:min-width="0.737cm"/>
      <style:paragraph-properties style:writing-mode="lr-tb"/>
    </style:style>
    <style:style style:name="gr12" style:family="graphic" style:parent-style-name="Object_20_without_20_fill_5f_1">
      <style:graphic-properties draw:stroke="dash" draw:stroke-dash="Ultrafine_20_Dashed" svg:stroke-width="0.01cm" draw:marker-start-width="0.235cm" draw:marker-end="Arrow" draw:marker-end-width="0.2cm" draw:fill="none" draw:textarea-vertical-align="middle" fo:padding-top="0.13cm" fo:padding-bottom="0.13cm" fo:padding-left="0.255cm" fo:padding-right="0.255cm"/>
    </style:style>
    <style:style style:name="gr13" style:family="graphic" style:parent-style-name="Default_5f_1">
      <style:graphic-properties draw:stroke="none" svg:stroke-color="#000000" draw:fill="none" draw:fill-color="#ffffff" draw:textarea-horizontal-align="right" draw:textarea-vertical-align="middle" draw:auto-grow-height="true" draw:auto-grow-width="true" fo:min-height="0.48cm" fo:min-width="0.496cm"/>
      <style:paragraph-properties style:writing-mode="lr-tb"/>
    </style:style>
    <style:style style:name="gr1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59cm" fo:min-width="2.148cm"/>
      <style:paragraph-properties style:writing-mode="lr-tb"/>
    </style:style>
    <style:style style:name="gr15" style:family="graphic" style:parent-style-name="Default_5f_1">
      <style:graphic-properties draw:stroke="none" svg:stroke-color="#000000" draw:fill="none" draw:fill-color="#ffffff" draw:textarea-horizontal-align="right" draw:textarea-vertical-align="middle" draw:auto-grow-height="true" draw:auto-grow-width="true" fo:min-height="0.48cm" fo:min-width="1.636cm"/>
      <style:paragraph-properties style:writing-mode="lr-tb"/>
    </style:style>
    <style:style style:name="gr16" style:family="graphic" style:parent-style-name="Default_5f_1">
      <style:graphic-properties draw:stroke="none" svg:stroke-color="#000000" draw:fill="solid" draw:fill-color="#66ff66" draw:textarea-horizontal-align="center" draw:textarea-vertical-align="middle" draw:auto-grow-height="true" draw:auto-grow-width="true" fo:min-height="1.106cm" fo:min-width="5.45cm"/>
      <style:paragraph-properties style:writing-mode="lr-tb"/>
    </style:style>
    <style:style style:name="gr17" style:family="graphic" style:parent-style-name="standard">
      <style:graphic-properties draw:stroke="none" draw:fill="solid" draw:fill-color="#ffffff" draw:textarea-vertical-align="middle"/>
    </style:style>
    <style:style style:name="gr18" style:family="graphic" style:parent-style-name="standard">
      <style:graphic-properties draw:fill-color="#000000" draw:textarea-vertical-align="middle"/>
    </style:style>
    <style:style style:name="gr19" style:family="graphic" style:parent-style-name="standard">
      <style:graphic-properties svg:stroke-width="0.04cm" svg:stroke-color="#000000" draw:marker-start-width="0.355cm" draw:marker-end-width="0.355cm" draw:fill="none" draw:textarea-vertical-align="middle" fo:padding-top="0.145cm" fo:padding-bottom="0.145cm" fo:padding-left="0.27cm" fo:padding-right="0.27cm"/>
    </style:style>
    <style:style style:name="gr20" style:family="graphic" style:parent-style-name="standard">
      <style:graphic-properties svg:stroke-width="0.01cm" draw:marker-start-width="0.235cm" draw:marker-end-width="0.235cm" draw:fill-color="#cccccc" draw:opacity="75%" draw:textarea-vertical-align="middle" fo:padding-top="0.13cm" fo:padding-bottom="0.13cm" fo:padding-left="0.255cm" fo:padding-right="0.255cm" draw:shadow-opacity="75%"/>
      <style:paragraph-properties style:writing-mode="lr-tb"/>
    </style:style>
    <style:style style:name="gr21" style:family="graphic" style:parent-style-name="standard">
      <style:graphic-properties svg:stroke-width="0.01cm" svg:stroke-color="#111111" draw:marker-start-width="0.235cm" draw:marker-end-width="0.235cm" draw:fill-color="#808080" draw:textarea-vertical-align="middle" fo:padding-top="0.13cm" fo:padding-bottom="0.13cm" fo:padding-left="0.255cm" fo:padding-right="0.255cm"/>
    </style:style>
    <style:style style:name="gr22" style:family="graphic" style:parent-style-name="objectwithoutfill">
      <style:graphic-properties svg:stroke-width="0.05cm" svg:stroke-color="#3333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svg:stroke-width="0.01cm" svg:stroke-color="#000000" draw:marker-start-width="0.235cm" draw:marker-end-width="0.235cm" draw:fill-color="#ff3333" draw:textarea-horizontal-align="justify" draw:textarea-vertical-align="middle" draw:auto-grow-height="false" fo:min-height="0cm" fo:min-width="0cm" fo:padding-top="0.13cm" fo:padding-bottom="0.13cm" fo:padding-left="0.255cm" fo:padding-right="0.255cm"/>
    </style:style>
    <style:style style:name="gr24" style:family="graphic" style:parent-style-name="standard">
      <style:graphic-properties svg:stroke-width="0.1cm" svg:stroke-color="#000000" draw:marker-start-width="0.515cm" draw:marker-end-width="0.515cm" draw:fill="none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svg:stroke-width="0.01cm" svg:stroke-color="#000000" draw:marker-start-width="0.235cm" draw:marker-end-width="0.235cm" draw:fill-color="#ff3333" draw:textarea-vertical-align="middle" fo:padding-top="0.13cm" fo:padding-bottom="0.13cm" fo:padding-left="0.255cm" fo:padding-right="0.255cm"/>
    </style:style>
    <style:style style:name="gr26" style:family="graphic" style:parent-style-name="standard">
      <style:graphic-properties draw:fill="none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Calibri" fo:font-size="10pt" style:font-size-asian="10pt" style:font-size-complex="10pt"/>
    </style:style>
    <style:style style:name="P4" style:family="paragraph">
      <loext:graphic-properties draw:fill="none" draw:fill-color="#ffffff"/>
      <style:paragraph-properties fo:text-align="center"/>
      <style:text-properties style:font-name="Calibri" fo:font-size="11pt" style:font-size-asian="11pt" style:font-size-complex="11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style:font-name="Calibri" fo:font-size="11pt" style:font-size-asian="11pt" style:font-size-complex="11pt"/>
    </style:style>
    <style:style style:name="P8" style:family="paragraph">
      <loext:graphic-properties draw:fill="solid" draw:fill-color="#66ff66"/>
      <style:paragraph-properties fo:text-align="center"/>
    </style:style>
    <style:style style:name="P9" style:family="paragraph">
      <loext:graphic-properties draw:fill="solid" draw:fill-color="#ffffff"/>
      <style:paragraph-properties fo:text-align="center"/>
      <style:text-properties fo:font-weight="bold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loext:graphic-properties draw:fill-color="#cccccc" draw:opacity="75%"/>
      <style:paragraph-properties fo:text-align="center"/>
      <style:text-properties style:font-name="Calibri1" fo:font-size="10pt" fo:font-style="normal" fo:font-weight="normal" style:font-size-asian="12pt" style:font-size-complex="12pt"/>
    </style:style>
    <style:style style:name="P12" style:family="paragraph">
      <loext:graphic-properties draw:fill-color="#cccccc" draw:opacity="75%"/>
      <style:paragraph-properties fo:text-align="center"/>
      <style:text-properties style:font-name="Calibri1" fo:font-size="10pt" fo:font-style="normal" fo:font-weight="normal"/>
    </style:style>
    <style:style style:name="P13" style:family="paragraph">
      <loext:graphic-properties draw:fill-color="#808080"/>
      <style:paragraph-properties fo:text-align="center"/>
    </style:style>
    <style:style style:name="P14" style:family="paragraph">
      <loext:graphic-properties draw:fill-color="#ff3333"/>
      <style:paragraph-properties fo:text-align="center"/>
    </style:style>
    <style:style style:name="T1" style:family="text">
      <style:text-properties style:font-name="Calibri" fo:font-size="10pt" style:font-size-asian="10pt" style:font-size-complex="10pt"/>
    </style:style>
    <style:style style:name="T2" style:family="text">
      <style:text-properties style:font-name="Calibri" fo:font-size="11pt" style:font-size-asian="11pt" style:font-size-complex="11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Calibri1" fo:font-size="10pt" fo:font-style="normal" fo:font-weight="normal" style:font-size-asian="12pt" style:font-size-complex="12pt"/>
    </style:style>
    <style:style style:name="T5" style:family="text">
      <style:text-properties style:font-name="Calibri1" fo:font-size="10pt" fo:font-style="normal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6.8cm" svg:height="15.162cm" svg:x="2.9cm" svg:y="7.922cm">
          <draw:glue-point draw:id="4" svg:x="3.216cm" svg:y="-1.601cm"/>
          <text:p/>
        </draw:rect>
        <draw:rect draw:style-name="gr2" draw:text-style-name="P3" xml:id="id1" draw:id="id1" draw:layer="layout" svg:width="3cm" svg:height="1cm" svg:x="4cm" svg:y="12.001cm">
          <text:p text:style-name="P2"><text:span text:style-name="T1">Initialization</text:span></text:p>
        </draw:rect>
        <draw:frame draw:style-name="gr3" draw:text-style-name="P4" draw:layer="layout" svg:width="1.95cm" svg:height="1.209cm" svg:x="11.765cm" svg:y="13.456cm">
          <draw:text-box>
            <text:p text:style-name="P2"><text:span text:style-name="T2">Pulse</text:span></text:p>
            <text:p text:style-name="P2"><text:span text:style-name="T2">Detected</text:span></text:p>
          </draw:text-box>
        </draw:frame>
        <draw:rect draw:style-name="gr2" draw:text-style-name="P2" xml:id="id2" draw:id="id2" draw:layer="layout" svg:width="3cm" svg:height="1cm" svg:x="8.505cm" svg:y="12.001cm">
          <draw:glue-point draw:id="4" svg:x="0.026cm" svg:y="-4.92cm"/>
          <text:p text:style-name="P2"><text:span text:style-name="T1">Setup</text:span></text:p>
        </draw:rect>
        <draw:rect draw:style-name="gr4" draw:text-style-name="P5" draw:layer="layout" svg:width="16.6cm" svg:height="15.003cm" svg:x="3cm" svg:y="8.001cm">
          <text:p/>
        </draw:rect>
        <draw:rect draw:style-name="gr2" draw:text-style-name="P2" xml:id="id3" draw:id="id3" draw:layer="layout" svg:width="3cm" svg:height="1cm" svg:x="12.995cm" svg:y="12.001cm">
          <draw:glue-point draw:id="4" svg:x="-3cm" svg:y="5cm"/>
          <draw:glue-point draw:id="5" svg:x="3cm" svg:y="5cm"/>
          <draw:glue-point draw:id="6" svg:x="-0.013cm" svg:y="-5cm"/>
          <draw:glue-point draw:id="7" svg:x="-0.003cm" svg:y="5cm"/>
          <draw:glue-point draw:id="8" svg:x="-0.01cm" svg:y="-5cm"/>
          <text:p text:style-name="P2"><text:span text:style-name="T1">Waiting for Input</text:span></text:p>
        </draw:rect>
        <draw:connector draw:style-name="gr5" draw:text-style-name="P5" draw:layer="layout" svg:x1="7cm" svg:y1="12.501cm" svg:x2="8.505cm" svg:y2="12.501cm" draw:start-shape="id1" draw:start-glue-point="1" draw:end-shape="id2" draw:end-glue-point="3" svg:d="M7000 12501h1505" svg:viewBox="0 0 1506 1">
          <text:p/>
        </draw:connector>
        <draw:connector draw:style-name="gr5" draw:text-style-name="P5" draw:layer="layout" svg:x1="11.505cm" svg:y1="12.501cm" svg:x2="12.995cm" svg:y2="12.501cm" draw:start-shape="id2" draw:start-glue-point="1" draw:end-shape="id3" draw:end-glue-point="3" svg:d="M11505 12501h1490" svg:viewBox="0 0 1491 1">
          <text:p/>
        </draw:connector>
        <draw:frame draw:style-name="gr6" draw:text-style-name="P4" draw:layer="layout" svg:width="2.483cm" svg:height="1.209cm" svg:x="14.7cm" svg:y="16.292cm">
          <draw:text-box>
            <text:p text:style-name="P2"><text:span text:style-name="T2">Guard Timer</text:span></text:p>
            <text:p text:style-name="P2"><text:span text:style-name="T2">Expired</text:span></text:p>
          </draw:text-box>
        </draw:frame>
        <draw:rect draw:style-name="gr2" draw:text-style-name="P2" xml:id="id5" draw:id="id5" draw:layer="layout" svg:width="3cm" svg:height="1cm" svg:x="13cm" svg:y="17.998cm">
          <draw:glue-point draw:id="4" svg:x="3cm" svg:y="-4.97cm"/>
          <draw:glue-point draw:id="5" svg:x="-3cm" svg:y="-4.97cm"/>
          <text:p text:style-name="P2"><text:span text:style-name="T1">Wait for</text:span></text:p>
          <text:p text:style-name="P2"><text:span text:style-name="T1">Guard Timer</text:span></text:p>
        </draw:rect>
        <draw:connector draw:style-name="gr7" draw:text-style-name="P5" draw:layer="layout" svg:x1="13.6cm" svg:y1="15.001cm" svg:x2="13.595cm" svg:y2="13.001cm" draw:start-shape="id4" draw:start-glue-point="5" draw:end-shape="id3" draw:end-glue-point="4" svg:d="M13600 15001v-1000h-5v-1000" svg:viewBox="0 0 6 2001">
          <text:p/>
        </draw:connector>
        <draw:connector draw:style-name="gr5" draw:text-style-name="P5" draw:layer="layout" svg:x1="15.4cm" svg:y1="15.001cm" svg:x2="15.395cm" svg:y2="13.001cm" draw:start-shape="id4" draw:start-glue-point="4" draw:end-shape="id3" draw:end-glue-point="5" svg:d="M15400 15001v-1000h-5v-1000" svg:viewBox="0 0 6 2001">
          <text:p/>
        </draw:connector>
        <draw:connector draw:style-name="gr7" draw:text-style-name="P5" draw:layer="layout" svg:x1="13.6cm" svg:y1="18.001cm" svg:x2="13.6cm" svg:y2="16.001cm" draw:start-shape="id5" draw:start-glue-point="5" draw:end-shape="id4" draw:end-glue-point="6" svg:d="M13600 18001v-2000" svg:viewBox="0 0 1 2001">
          <text:p/>
        </draw:connector>
        <draw:connector draw:style-name="gr5" draw:text-style-name="P5" draw:layer="layout" draw:line-skew="0.495cm" svg:x1="16cm" svg:y1="18.498cm" svg:x2="15.995cm" svg:y2="12.501cm" draw:start-shape="id5" draw:start-glue-point="1" draw:end-shape="id3" draw:end-glue-point="1" svg:d="M16000 18498h1000v-5997h-1005" svg:viewBox="0 0 1006 5998">
          <text:p/>
        </draw:connector>
        <draw:frame draw:style-name="gr8" draw:text-style-name="P4" draw:layer="layout" svg:width="2.115cm" svg:height="1.688cm" svg:x="11.6cm" svg:y="16.201cm">
          <draw:text-box>
            <text:p text:style-name="P2"><text:span text:style-name="T2">Debounce</text:span></text:p>
            <text:p text:style-name="P2"><text:span text:style-name="T2">Timer</text:span></text:p>
            <text:p text:style-name="P2"><text:span text:style-name="T2">Expired</text:span></text:p>
          </draw:text-box>
        </draw:frame>
        <draw:frame draw:style-name="gr9" draw:text-style-name="P4" draw:layer="layout" svg:width="1.497cm" svg:height="1.209cm" svg:x="15.265cm" svg:y="13.457cm">
          <draw:text-box>
            <text:p text:style-name="P2"><text:span text:style-name="T2">Pulse</text:span></text:p>
            <text:p text:style-name="P2"><text:span text:style-name="T2">Ended</text:span></text:p>
          </draw:text-box>
        </draw:frame>
        <draw:connector draw:style-name="gr10" draw:text-style-name="P5" draw:layer="layout" svg:x1="14.492cm" svg:y1="12.001cm" svg:x2="14.491cm" svg:y2="10.013cm" draw:start-shape="id3" draw:start-glue-point="6" draw:end-shape="id6" draw:end-glue-point="7" svg:d="M14492 12001v-994h-1v-994" svg:viewBox="0 0 2 1989">
          <text:p/>
        </draw:connector>
        <draw:frame draw:style-name="gr11" draw:text-style-name="P4" draw:layer="layout" svg:width="1.237cm" svg:height="0.73cm" svg:x="14.365cm" svg:y="10.657cm">
          <draw:text-box>
            <text:p text:style-name="P2"><text:span text:style-name="T2">CLI</text:span></text:p>
          </draw:text-box>
        </draw:frame>
        <draw:rect draw:style-name="gr2" draw:text-style-name="P2" xml:id="id6" draw:id="id6" draw:layer="layout" svg:width="3cm" svg:height="1cm" svg:x="12.991cm" svg:y="9.013cm">
          <draw:glue-point draw:id="4" svg:x="-3cm" svg:y="5cm"/>
          <draw:glue-point draw:id="5" svg:x="3cm" svg:y="5cm"/>
          <draw:glue-point draw:id="6" svg:x="-0.013cm" svg:y="-5cm"/>
          <draw:glue-point draw:id="7" svg:x="-0.003cm" svg:y="5cm"/>
          <draw:glue-point draw:id="8" svg:x="-0.01cm" svg:y="-5cm"/>
          <draw:glue-point draw:id="9" svg:x="-5cm" svg:y="-2.44cm"/>
          <draw:glue-point draw:id="10" svg:x="-5cm" svg:y="2.47cm"/>
          <text:p text:style-name="P2"><text:span text:style-name="T1">Sensor Disabled</text:span></text:p>
        </draw:rect>
        <draw:rect draw:style-name="gr2" draw:text-style-name="P2" xml:id="id4" draw:id="id4" draw:layer="layout" svg:width="3cm" svg:height="1cm" svg:x="13cm" svg:y="15.00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text:p text:style-name="P2"><text:span text:style-name="T1">Wait for Debounce</text:span></text:p>
        </draw:rect>
        <draw:connector draw:style-name="gr5" draw:text-style-name="P5" draw:layer="layout" svg:x1="10.012cm" svg:y1="12.009cm" svg:x2="12.991cm" svg:y2="9.76cm" draw:start-shape="id2" draw:start-glue-point="4" draw:end-shape="id6" draw:end-glue-point="10" svg:d="M10012 12009v-2249h2979" svg:viewBox="0 0 2980 2250">
          <text:p/>
        </draw:connector>
        <draw:connector draw:style-name="gr12" draw:text-style-name="P5" draw:layer="layout" svg:x1="10.046cm" svg:y1="9.269cm" svg:x2="12.991cm" svg:y2="9.269cm" draw:start-shape="id7" draw:start-glue-point="1" draw:end-shape="id6" draw:end-glue-point="9" svg:d="M10046 9269h2945" svg:viewBox="0 0 2946 1">
          <text:p/>
        </draw:connector>
        <draw:frame draw:style-name="gr13" draw:text-style-name="P7" xml:id="id7" draw:id="id7" draw:layer="layout" svg:width="0.996cm" svg:height="0.73cm" svg:x="9.05cm" svg:y="8.904cm">
          <draw:text-box>
            <text:p text:style-name="P6"><text:span text:style-name="T2">CLI</text:span></text:p>
          </draw:text-box>
        </draw:frame>
        <draw:frame draw:style-name="gr14" draw:text-style-name="P4" draw:layer="layout" svg:width="2.648cm" svg:height="1.209cm" svg:x="9.918cm" svg:y="10.346cm">
          <draw:text-box>
            <text:p text:style-name="P2"><text:span text:style-name="T2">EEPROM</text:span></text:p>
            <text:p text:style-name="P2"><text:span text:style-name="T2">Configuration</text:span></text:p>
          </draw:text-box>
        </draw:frame>
        <draw:rect draw:style-name="gr2" draw:text-style-name="P2" draw:layer="layout" svg:width="3cm" svg:height="1cm" svg:x="12.995cm" svg:y="20.992cm">
          <draw:glue-point draw:id="4" svg:x="-3cm" svg:y="5cm"/>
          <draw:glue-point draw:id="5" svg:x="3cm" svg:y="5cm"/>
          <draw:glue-point draw:id="6" svg:x="-0.013cm" svg:y="-5cm"/>
          <draw:glue-point draw:id="7" svg:x="-0.003cm" svg:y="5cm"/>
          <draw:glue-point draw:id="8" svg:x="-0.01cm" svg:y="-5cm"/>
          <text:p text:style-name="P2"><text:span text:style-name="T1">Test Mode</text:span></text:p>
        </draw:rect>
        <draw:connector draw:style-name="gr12" draw:text-style-name="P5" draw:layer="layout" svg:x1="10.046cm" svg:y1="21.533cm" svg:x2="12.973cm" svg:y2="21.528cm" draw:start-shape="id8" draw:start-glue-point="1" svg:d="M10046 21533h1714v-5h1213" svg:viewBox="0 0 2928 6">
          <text:p/>
        </draw:connector>
        <draw:frame draw:style-name="gr15" draw:text-style-name="P4" xml:id="id8" draw:id="id8" draw:layer="layout" svg:width="2.136cm" svg:height="0.73cm" svg:x="7.91cm" svg:y="21.168cm">
          <draw:text-box>
            <text:p text:style-name="P2"><text:span text:style-name="T2">CLI</text:span></text:p>
          </draw:text-box>
        </draw:frame>
        <draw:frame draw:style-name="gr16" draw:text-style-name="P8" draw:layer="layout" svg:width="5.95cm" svg:height="1.356cm" draw:transform="rotate (0.785398163397448) translate (6.659cm 5.729cm)">
          <draw:text-box>
            <text:p text:style-name="P2">CURRENT TYPE 2</text:p>
            <text:p text:style-name="P2"><text:span text:style-name="T3">Interface State Machine Flows</text:span></text:p>
          </draw:text-box>
        </draw:frame>
      </draw:page>
      <draw:page draw:name="page2" draw:style-name="dp1" draw:master-page-name="Default">
        <draw:rect draw:style-name="gr17" draw:text-style-name="P9" draw:layer="layout" svg:width="13cm" svg:height="9cm" svg:x="2.5cm" svg:y="1.5cm">
          <text:p/>
        </draw:rect>
        <draw:circle draw:style-name="gr18" draw:text-style-name="P10" draw:layer="layout" svg:width="0.3cm" svg:height="0.3cm" svg:x="11.248cm" svg:y="9.344cm">
          <text:p/>
        </draw:circle>
        <draw:circle draw:style-name="gr18" draw:text-style-name="P10" draw:layer="layout" svg:width="0.3cm" svg:height="0.3cm" svg:x="12.548cm" svg:y="5.344cm">
          <text:p/>
        </draw:circle>
        <draw:circle draw:style-name="gr18" draw:text-style-name="P10" draw:layer="layout" svg:width="0.3cm" svg:height="0.3cm" svg:x="9.848cm" svg:y="2.544cm">
          <text:p/>
        </draw:circle>
        <draw:circle draw:style-name="gr18" draw:text-style-name="P10" draw:layer="layout" svg:width="0.3cm" svg:height="0.3cm" svg:x="7.848cm" svg:y="2.644cm">
          <text:p/>
        </draw:circle>
        <draw:circle draw:style-name="gr18" draw:text-style-name="P10" draw:layer="layout" svg:width="0.3cm" svg:height="0.3cm" svg:x="5.448cm" svg:y="5.344cm">
          <text:p/>
        </draw:circle>
        <draw:circle draw:style-name="gr18" draw:text-style-name="P10" draw:layer="layout" svg:width="0.3cm" svg:height="0.3cm" svg:x="6.448cm" svg:y="9.344cm">
          <text:p/>
        </draw:circle>
        <draw:rect draw:style-name="gr19" draw:text-style-name="P5" draw:layer="layout" svg:width="6cm" svg:height="3cm" svg:x="3cm" svg:y="2cm">
          <text:p/>
        </draw:rect>
        <draw:rect draw:style-name="gr19" draw:text-style-name="P5" draw:layer="layout" svg:width="6cm" svg:height="3cm" svg:x="9cm" svg:y="2cm">
          <text:p/>
        </draw:rect>
        <draw:rect draw:style-name="gr19" draw:text-style-name="P5" draw:layer="layout" svg:width="3cm" svg:height="5cm" svg:x="3cm" svg:y="5cm">
          <text:p/>
        </draw:rect>
        <draw:rect draw:style-name="gr19" draw:text-style-name="P5" draw:layer="layout" svg:width="3cm" svg:height="5cm" svg:x="6cm" svg:y="5cm">
          <text:p/>
        </draw:rect>
        <draw:rect draw:style-name="gr19" draw:text-style-name="P5" draw:layer="layout" svg:width="3cm" svg:height="5cm" svg:x="12cm" svg:y="5cm">
          <text:p/>
        </draw:rect>
        <draw:rect draw:style-name="gr19" draw:text-style-name="P5" draw:layer="layout" svg:width="3cm" svg:height="5cm" svg:x="9cm" svg:y="5cm">
          <text:p/>
        </draw:rect>
        <draw:circle draw:style-name="gr20" draw:text-style-name="P11" draw:layer="layout" svg:width="2.8cm" svg:height="2.8cm" svg:x="3.1cm" svg:y="6.1cm">
          <text:p text:style-name="P2"><text:span text:style-name="T4">Tenor</text:span></text:p>
        </draw:circle>
        <draw:circle draw:style-name="gr20" draw:text-style-name="P12" draw:layer="layout" svg:width="2.4cm" svg:height="2.4cm" svg:x="9.3cm" svg:y="6.3cm">
          <text:p text:style-name="P2"><text:span text:style-name="T5">4th</text:span></text:p>
        </draw:circle>
        <draw:circle draw:style-name="gr20" draw:text-style-name="P12" draw:layer="layout" svg:width="2.2cm" svg:height="2.2cm" svg:x="12.4cm" svg:y="6.4cm">
          <text:p text:style-name="P2"><text:span text:style-name="T5">3rd</text:span></text:p>
        </draw:circle>
        <draw:circle draw:style-name="gr20" draw:text-style-name="P12" draw:layer="layout" svg:width="2cm" svg:height="2cm" svg:x="11cm" svg:y="2.5cm">
          <text:p text:style-name="P2"><text:span text:style-name="T5">2nd</text:span></text:p>
        </draw:circle>
        <draw:circle draw:style-name="gr20" draw:text-style-name="P12" draw:layer="layout" svg:width="1.8cm" svg:height="1.8cm" svg:x="5.1cm" svg:y="2.6cm">
          <text:p text:style-name="P2"><text:span text:style-name="T5">Treble</text:span></text:p>
        </draw:circle>
        <draw:rect draw:style-name="gr21" draw:text-style-name="P13" draw:layer="layout" svg:width="0.2cm" svg:height="4cm" svg:x="12.6cm" svg:y="5.5cm">
          <text:p/>
        </draw:rect>
        <draw:rect draw:style-name="gr21" draw:text-style-name="P13" draw:layer="layout" svg:width="0.2cm" svg:height="4cm" svg:x="5.5cm" svg:y="5.5cm">
          <text:p/>
        </draw:rect>
        <draw:path draw:style-name="gr22" draw:text-style-name="P5" draw:layer="layout" svg:width="1.925cm" svg:height="3.499cm" svg:x="6cm" svg:y="2.4cm" svg:viewBox="0 0 1926 3500" svg:d="M0 3500c3000-900 1600-3500 1600-3500">
          <text:p/>
        </draw:path>
        <draw:path draw:style-name="gr22" draw:text-style-name="P5" draw:layer="layout" svg:width="2.799cm" svg:height="0.211cm" svg:x="7.6cm" svg:y="2.188cm" svg:viewBox="0 0 2800 212" svg:d="M2800 112c-1400-300-2800 100-2800 100">
          <text:p/>
        </draw:path>
        <draw:path draw:style-name="gr22" draw:text-style-name="P5" draw:layer="layout" svg:width="2.245cm" svg:height="3.599cm" svg:x="10.054cm" svg:y="2.3cm" svg:viewBox="0 0 2246 3600" svg:d="M346 0c-1400 2700 1900 3600 1900 3600">
          <text:p/>
        </draw:path>
        <draw:path draw:style-name="gr22" draw:text-style-name="P5" draw:layer="layout" svg:width="2.999cm" svg:height="2.699cm" svg:x="6cm" svg:y="5.9cm" svg:viewBox="0 0 3000 2700" svg:d="M0 0c700 2200 3000 2700 3000 2700">
          <text:p/>
        </draw:path>
        <draw:path draw:style-name="gr22" draw:text-style-name="P5" draw:layer="layout" svg:width="2.799cm" svg:height="0.801cm" svg:x="6.2cm" svg:y="8.6cm" svg:viewBox="0 0 2800 802" svg:d="M0 500c2800 900 2800-500 2800-500">
          <text:p/>
        </draw:path>
        <draw:path draw:style-name="gr22" draw:text-style-name="P5" draw:layer="layout" svg:width="2.799cm" svg:height="0.801cm" svg:x="9cm" svg:y="8.6cm" svg:viewBox="0 0 2800 802" svg:d="M2800 500c-2800 900-2800-500-2800-500">
          <text:p/>
        </draw:path>
        <draw:custom-shape draw:style-name="gr23" draw:text-style-name="P14" draw:layer="layout" svg:width="0.4cm" svg:height="0.4cm" draw:transform="rotate (-3.14159265358979) translate (7.8cm 2.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3" draw:text-style-name="P14" draw:layer="layout" svg:width="0.4cm" svg:height="0.4cm" draw:transform="rotate (-3.14159265358979) translate (10.6cm 2.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3" draw:text-style-name="P14" draw:layer="layout" svg:width="0.4cm" svg:height="0.4cm" draw:transform="rotate (-1.5707963267949) translate (12.6cm 5.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3" draw:text-style-name="P14" draw:layer="layout" svg:width="0.4cm" svg:height="0.4cm" draw:transform="rotate (1.5707963267949) translate (5.7cm 6.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3" draw:text-style-name="P14" draw:layer="layout" svg:width="0.4cm" svg:height="0.4cm" draw:transform="rotate (-1.5707963267949) translate (6.5cm 8.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3" draw:text-style-name="P14" draw:layer="layout" svg:width="0.4cm" svg:height="0.4cm" draw:transform="rotate (1.5707963267949) translate (11.5cm 9.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24" draw:text-style-name="P5" draw:layer="layout" svg:width="12cm" svg:height="8cm" svg:x="3cm" svg:y="2cm">
          <text:p/>
        </draw:rect>
        <draw:path draw:style-name="gr22" draw:text-style-name="P5" draw:layer="layout" svg:width="0.199cm" svg:height="1.219cm" svg:x="8.9cm" svg:y="8.6cm" svg:viewBox="0 0 200 1220" svg:d="M171 1200c-401 200 29-1200 29-1200">
          <text:p/>
        </draw:path>
        <draw:rect draw:style-name="gr25" draw:text-style-name="P14" draw:layer="layout" svg:width="0.4cm" svg:height="0.4cm" svg:x="8.8cm" svg:y="8.4cm">
          <text:p/>
        </draw:rect>
        <draw:circle draw:style-name="gr18" draw:text-style-name="P10" draw:layer="layout" svg:width="0.3cm" svg:height="0.3cm" svg:x="9.01cm" svg:y="9.64cm">
          <text:p/>
        </draw:circle>
        <draw:rect draw:style-name="gr26" draw:text-style-name="P5" draw:layer="layout" svg:width="12.8cm" svg:height="8.8cm" svg:x="2.6cm" svg:y="1.6cm">
          <text:p/>
        </draw:rect>
        <draw:rect draw:style-name="gr21" draw:text-style-name="P13" draw:layer="layout" svg:width="0.2cm" svg:height="4cm" draw:transform="rotate (-1.5707963267949) translate (8cm 2.7cm)">
          <text:p/>
        </draw:rect>
        <draw:rect draw:style-name="gr21" draw:text-style-name="P13" draw:layer="layout" svg:width="0.2cm" svg:height="4cm" draw:transform="rotate (-1.5707963267949) translate (14cm 2.6cm)">
          <text:p/>
        </draw:rect>
        <draw:circle draw:style-name="gr20" draw:text-style-name="P12" draw:layer="layout" svg:width="2.6cm" svg:height="2.6cm" svg:x="6.2cm" svg:y="6.2cm">
          <text:p text:style-name="P2"><text:span text:style-name="T5">5th</text:span></text:p>
        </draw:circle>
        <draw:rect draw:style-name="gr21" draw:text-style-name="P13" draw:layer="layout" svg:width="0.2cm" svg:height="4cm" svg:x="11.3cm" svg:y="5.5cm">
          <text:p/>
        </draw:rect>
        <draw:rect draw:style-name="gr21" draw:text-style-name="P13" draw:layer="layout" svg:width="0.2cm" svg:height="4cm" svg:x="6.5cm" svg:y="5.5cm">
          <text:p/>
        </draw:rect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Andrew Instone-Cowie</meta:initial-creator>
    <meta:creation-date>2014-03-10T19:16:33.06</meta:creation-date>
    <dc:date>2020-01-03T15:06:49.490000000</dc:date>
    <meta:editing-duration>PT20H11M39S</meta:editing-duration>
    <meta:editing-cycles>73</meta:editing-cycles>
    <meta:generator>LibreOffice/6.3.4.2$Windows_x86 LibreOffice_project/60da17e045e08f1793c57c00ba83cdfce946d0aa</meta:generator>
    <meta:document-statistic meta:object-count="70"/>
  </office:meta>
</office:document-meta>
</file>